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3" style:family="graphic" style:parent-style-name="standard">
      <style:graphic-properties draw:stroke="none" draw:fill="none" draw:textarea-vertical-align="middle" fo:min-height="2.7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2.8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3.008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3.0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solid" draw:fill-color="#ff00ff" draw:opacity="0%" draw:shadow="hidden"/>
    </style:style>
    <style:style style:name="gr8" style:family="graphic" style:parent-style-name="standard">
      <style:graphic-properties draw:stroke="solid" svg:stroke-width="0.025cm" svg:stroke-color="#000000" svg:stroke-opacity="0%" draw:stroke-linejoin="round" draw:fill="none" fo:padding-top="0.137cm" fo:padding-bottom="0.137cm" fo:padding-left="0.262cm" fo:padding-right="0.262cm" draw:shadow="hidden"/>
    </style:style>
    <style:style style:name="gr9" style:family="graphic" style:parent-style-name="standard">
      <style:graphic-properties draw:stroke="none" draw:fill="gradient" draw:fill-gradient-name="Gradient_5f_0" draw:shadow="hidden"/>
    </style:style>
    <style:style style:name="gr10" style:family="graphic" style:parent-style-name="standard">
      <style:graphic-properties draw:stroke="solid" svg:stroke-width="0.025cm" svg:stroke-color="#ffffff" svg:stroke-opacity="100%" draw:stroke-linejoin="round" draw:fill="none" fo:padding-top="0.137cm" fo:padding-bottom="0.137cm" fo:padding-left="0.262cm" fo:padding-right="0.262cm" draw:shadow="hidden"/>
    </style:style>
    <style:style style:name="gr11" style:family="graphic" style:parent-style-name="standard">
      <style:graphic-properties draw:stroke="none" draw:fill="none" draw:textarea-vertical-align="middle" fo:min-height="0.84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gradient" draw:fill-gradient-name="Gradient_5f_1" draw:shadow="hidden"/>
    </style:style>
    <style:style style:name="gr13" style:family="graphic" style:parent-style-name="standard">
      <style:graphic-properties draw:stroke="none" draw:fill="gradient" draw:fill-gradient-name="Gradient_5f_2" draw:shadow="hidden"/>
    </style:style>
    <style:style style:name="gr1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15" style:family="graphic" style:parent-style-name="standard">
      <style:graphic-properties draw:stroke="none" draw:fill="gradient" draw:fill-gradient-name="Gradient_5f_3" draw:shadow="hidden"/>
    </style:style>
    <style:style style:name="gr16" style:family="graphic" style:parent-style-name="standard">
      <style:graphic-properties draw:stroke="none" draw:fill="none" draw:textarea-vertical-align="middle" fo:min-height="0.54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solid" draw:fill-color="#969696" draw:shadow="hidden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 draw:shadow="hidden"/>
    </style:style>
    <style:style style:name="gr20" style:family="graphic" style:parent-style-name="standard">
      <style:graphic-properties draw:stroke="none" draw:fill="gradient" draw:fill-gradient-name="Gradient_5f_4" draw:shadow="hidden"/>
    </style:style>
    <style:style style:name="gr21" style:family="graphic" style:parent-style-name="standard">
      <style:graphic-properties draw:stroke="none" draw:fill="gradient" draw:fill-gradient-name="Gradient_5f_5" draw:shadow="hidden"/>
    </style:style>
    <style:style style:name="gr2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2.902cm" fo:min-width="2.54cm" fo:padding-top="0.071cm" fo:padding-bottom="0.071cm" fo:padding-left="0.071cm" fo:padding-right="0.071cm"/>
    </style:style>
    <style:style style:name="gr24" style:family="graphic" style:parent-style-name="standard">
      <style:graphic-properties draw:stroke="none" draw:fill="none" draw:textarea-vertical-align="middle" fo:min-height="1.158cm" fo:min-width="2.54cm" fo:padding-top="0.071cm" fo:padding-bottom="0.071cm" fo:padding-left="0.071cm" fo:padding-right="0.071cm"/>
    </style:style>
    <style:style style:name="gr25" style:family="graphic" style:parent-style-name="standard">
      <style:graphic-properties draw:stroke="none" draw:fill="none" draw:textarea-vertical-align="middle" fo:min-height="3.074cm" fo:min-width="2.54cm" fo:padding-top="0.071cm" fo:padding-bottom="0.071cm" fo:padding-left="0.071cm" fo:padding-right="0.071cm"/>
    </style:style>
    <style:style style:name="gr26" style:family="graphic" style:parent-style-name="standard">
      <style:graphic-properties draw:stroke="solid" svg:stroke-width="0.042cm" svg:stroke-color="#000000" draw:marker-start="Marker_5f_1" draw:marker-start-width="0.361cm" draw:marker-end="Marker_5f_1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27" style:family="graphic" style:parent-style-name="standard">
      <style:graphic-properties draw:stroke="solid" svg:stroke-width="0.042cm" svg:stroke-color="#000000" draw:marker-start="Marker_5f_1" draw:marker-start-width="0.361cm" svg:stroke-opacity="100%" draw:stroke-linejoin="round" draw:fill="none" fo:padding-top="0.146cm" fo:padding-bottom="0.146cm" fo:padding-left="0.271cm" fo:padding-right="0.271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00ff" draw:opacity="0%"/>
    </style:style>
    <style:style style:name="P5" style:family="paragraph">
      <loext:graphic-properties draw:fill="gradient" draw:fill-gradient-name="Gradient_5f_0"/>
    </style:style>
    <style:style style:name="P6" style:family="paragraph">
      <loext:graphic-properties draw:fill="gradient" draw:fill-gradient-name="Gradient_5f_1"/>
    </style:style>
    <style:style style:name="P7" style:family="paragraph">
      <loext:graphic-properties draw:fill="gradient" draw:fill-gradient-name="Gradient_5f_2"/>
    </style:style>
    <style:style style:name="P8" style:family="paragraph">
      <loext:graphic-properties draw:fill="gradient" draw:fill-gradient-name="Gradient_5f_3"/>
    </style:style>
    <style:style style:name="P9" style:family="paragraph">
      <loext:graphic-properties draw:fill="solid" draw:fill-color="#969696"/>
    </style:style>
    <style:style style:name="P10" style:family="paragraph">
      <loext:graphic-properties draw:fill="gradient" draw:fill-gradient-name="Gradient_5f_4"/>
    </style:style>
    <style:style style:name="P11" style:family="paragraph">
      <loext:graphic-properties draw:fill="gradient" draw:fill-gradient-name="Gradient_5f_5"/>
    </style:style>
    <style:style style:name="T1" style:family="text">
      <style:text-properties fo:color="#000000" style:font-name="Arial1" fo:font-size="18pt" style:font-name-asian="Arial1" style:font-size-asian="18pt" style:font-name-complex="Arial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text-style-name="P1" draw:layer="layout" svg:width="18cm" svg:height="2.842cm" svg:x="2cm" svg:y="1.929cm" svg:viewBox="0 0 18001 2843" draw:points="0,2843 18001,2843 18001,0 0,0">
              <text:p/>
            </draw:polygon>
            <draw:polygon draw:style-name="gr2" draw:text-style-name="P2" draw:layer="layout" svg:width="18cm" svg:height="2.842cm" svg:x="2cm" svg:y="1.929cm" svg:viewBox="0 0 18001 2843" draw:points="0,2843 18001,2843 18001,0 0,0">
              <text:p/>
            </draw:polygon>
          </draw:g>
          <draw:frame draw:style-name="gr3" draw:text-style-name="P2" draw:layer="layout" svg:width="18cm" svg:height="2.842cm" svg:x="2cm" svg:y="1.929cm">
            <draw:text-box>
              <text:p text:style-name="P3"><text:span text:style-name="T1">Браузер пользователя</text:span></text:p>
            </draw:text-box>
          </draw:frame>
        </draw:g>
        <draw:g>
          <draw:g>
            <draw:polygon draw:style-name="gr1" draw:text-style-name="P1" draw:layer="layout" svg:width="5.002cm" svg:height="3cm" svg:x="1.998cm" svg:y="6.722cm" svg:viewBox="0 0 5003 3001" draw:points="0,3001 5003,3001 5003,0 0,0">
              <text:p/>
            </draw:polygon>
            <draw:polygon draw:style-name="gr2" draw:text-style-name="P2" draw:layer="layout" svg:width="5.002cm" svg:height="3cm" svg:x="1.998cm" svg:y="6.722cm" svg:viewBox="0 0 5003 3001" draw:points="0,3001 5003,3001 5003,0 0,0">
              <text:p/>
            </draw:polygon>
          </draw:g>
          <draw:frame draw:style-name="gr4" draw:text-style-name="P2" draw:layer="layout" svg:width="5.002cm" svg:height="3cm" svg:x="1.998cm" svg:y="6.722cm">
            <draw:text-box>
              <text:p text:style-name="P3"><text:span text:style-name="T1">Модуль веб-интерфейса</text:span></text:p>
            </draw:text-box>
          </draw:frame>
        </draw:g>
        <draw:g>
          <draw:g>
            <draw:polygon draw:style-name="gr1" draw:text-style-name="P1" draw:layer="layout" svg:width="5cm" svg:height="3.15cm" svg:x="1.999cm" svg:y="11.125cm" svg:viewBox="0 0 5001 3151" draw:points="0,3151 5001,3151 5001,0 0,0">
              <text:p/>
            </draw:polygon>
            <draw:polygon draw:style-name="gr2" draw:text-style-name="P2" draw:layer="layout" svg:width="5cm" svg:height="3.15cm" svg:x="1.999cm" svg:y="11.125cm" svg:viewBox="0 0 5001 3151" draw:points="0,3151 5001,3151 5001,0 0,0">
              <text:p/>
            </draw:polygon>
          </draw:g>
          <draw:frame draw:style-name="gr5" draw:text-style-name="P2" draw:layer="layout" svg:width="5cm" svg:height="3.15cm" svg:x="1.999cm" svg:y="11.125cm">
            <draw:text-box>
              <text:p text:style-name="P3"><text:span text:style-name="T1">Модуль графического отображения</text:span></text:p>
            </draw:text-box>
          </draw:frame>
        </draw:g>
        <draw:g>
          <draw:g>
            <draw:polygon draw:style-name="gr1" draw:text-style-name="P1" draw:layer="layout" svg:width="4.859cm" svg:height="3.2cm" svg:x="8.391cm" svg:y="11.1cm" svg:viewBox="0 0 4860 3201" draw:points="0,3201 4860,3201 4860,0 0,0">
              <text:p/>
            </draw:polygon>
            <draw:polygon draw:style-name="gr2" draw:text-style-name="P2" draw:layer="layout" svg:width="4.859cm" svg:height="3.2cm" svg:x="8.391cm" svg:y="11.1cm" svg:viewBox="0 0 4860 3201" draw:points="0,3201 4860,3201 4860,0 0,0">
              <text:p/>
            </draw:polygon>
          </draw:g>
          <draw:frame draw:style-name="gr6" draw:text-style-name="P2" draw:layer="layout" svg:width="4.859cm" svg:height="3.2cm" svg:x="8.391cm" svg:y="11.1cm">
            <draw:text-box>
              <text:p text:style-name="P3"><text:span text:style-name="T1">Модуль <text:s/>анализа</text:span><text:span text:style-name="T1"><text:line-break/></text:span><text:span text:style-name="T1">текста</text:span></text:p>
            </draw:text-box>
          </draw:frame>
        </draw:g>
        <draw:g>
          <draw:path draw:style-name="gr7" draw:text-style-name="P4" draw:layer="layout" svg:width="2.05cm" svg:height="1.98cm" svg:x="4.124cm" svg:y="2.324cm" svg:viewBox="0 0 2051 1981" svg:d="M2051 607l-319-220-733-387h-90l-1 3-248 837-660 382v143c164 163 320 281 521 394 178 101 338 167 535 222l708-410z">
            <text:p/>
          </draw:path>
          <draw:path draw:style-name="gr8" draw:text-style-name="P2" draw:layer="layout" svg:width="2.05cm" svg:height="1.98cm" svg:x="4.124cm" svg:y="2.324cm" svg:viewBox="0 0 2051 1981" svg:d="M2051 607l-319-220-733-387h-90l-1 3-248 837-660 382v143c164 163 320 281 521 394 178 101 338 167 535 222l708-410z">
            <text:p/>
          </draw:path>
        </draw:g>
        <draw:g>
          <draw:polygon draw:style-name="gr9" draw:text-style-name="P5" draw:layer="layout" svg:width="0.759cm" svg:height="0.595cm" svg:x="5.179cm" svg:y="3.709cm" svg:viewBox="0 0 760 596" draw:points="0,441 760,0 708,185 0,596">
            <text:p/>
          </draw:polygon>
          <draw:polygon draw:style-name="gr10" draw:text-style-name="P2" draw:layer="layout" svg:width="0.759cm" svg:height="0.595cm" svg:x="5.179cm" svg:y="3.709cm" svg:viewBox="0 0 760 596" draw:points="0,441 760,0 708,185 0,596">
            <text:p/>
          </draw:polygon>
        </draw:g>
        <draw:g>
          <draw:g>
            <draw:polygon draw:style-name="gr9" draw:text-style-name="P5" draw:layer="layout" svg:width="0.339cm" svg:height="0.84cm" svg:x="5.835cm" svg:y="2.93cm" svg:viewBox="0 0 340 841" draw:points="0,841 249,0 340,0 103,781">
              <text:p/>
            </draw:polygon>
            <draw:polygon draw:style-name="gr10" draw:text-style-name="P2" draw:layer="layout" svg:width="0.339cm" svg:height="0.84cm" svg:x="5.835cm" svg:y="2.93cm" svg:viewBox="0 0 340 841" draw:points="0,841 249,0 340,0 103,781">
              <text:p/>
            </draw:polygon>
          </draw:g>
          <draw:frame draw:style-name="gr11" draw:text-style-name="P2" draw:layer="layout" svg:width="0.339cm" svg:height="0.945cm" svg:x="5.835cm" svg:y="2.878cm">
            <draw:text-box>
              <text:p/>
            </draw:text-box>
          </draw:frame>
        </draw:g>
        <draw:g>
          <draw:path draw:style-name="gr12" draw:text-style-name="P6" draw:layer="layout" svg:width="1.144cm" svg:height="0.606cm" svg:x="5.03cm" svg:y="2.324cm" svg:viewBox="0 0 1145 607" svg:d="M0 3l93-3 732 388 320 219h-90c-374-207-687-387-1055-604z">
            <text:p/>
          </draw:path>
          <draw:path draw:style-name="gr10" draw:text-style-name="P2" draw:layer="layout" svg:width="1.144cm" svg:height="0.606cm" svg:x="5.03cm" svg:y="2.324cm" svg:viewBox="0 0 1145 607" svg:d="M0 3l93-3 732 388 320 219h-90c-374-207-687-387-1055-604z">
            <text:p/>
          </draw:path>
        </draw:g>
        <draw:g>
          <draw:path draw:style-name="gr12" draw:text-style-name="P6" draw:layer="layout" svg:width="1.711cm" svg:height="0.986cm" svg:x="4.124cm" svg:y="3.164cm" svg:viewBox="0 0 1712 987" svg:d="M0 381l661-381 1051 607-656 380c-197-63-358-134-539-235-195-110-350-221-517-371z">
            <text:p/>
          </draw:path>
          <draw:path draw:style-name="gr10" draw:text-style-name="P2" draw:layer="layout" svg:width="1.711cm" svg:height="0.986cm" svg:x="4.124cm" svg:y="3.164cm" svg:viewBox="0 0 1712 987" svg:d="M0 381l661-381 1051 607-656 380c-197-63-358-134-539-235-195-110-350-221-517-371z">
            <text:p/>
          </draw:path>
        </draw:g>
        <draw:g>
          <draw:path draw:style-name="gr13" draw:text-style-name="P7" draw:layer="layout" svg:width="1.3cm" svg:height="1.446cm" svg:x="4.784cm" svg:y="2.324cm" svg:viewBox="0 0 1301 1447" svg:d="M1052 1447c-369-215-681-395-1052-607l248-840 1053 607z">
            <text:p/>
          </draw:path>
          <draw:path draw:style-name="gr14" draw:text-style-name="P2" draw:layer="layout" svg:width="1.3cm" svg:height="1.446cm" svg:x="4.784cm" svg:y="2.324cm" svg:viewBox="0 0 1301 1447" svg:d="M1052 1447c-369-215-681-395-1052-607l248-840 1053 607z">
            <text:p/>
          </draw:path>
        </draw:g>
        <draw:g>
          <draw:path draw:style-name="gr13" draw:text-style-name="P7" draw:layer="layout" svg:width="1.056cm" svg:height="0.758cm" svg:x="4.124cm" svg:y="3.545cm" svg:viewBox="0 0 1057 759" svg:d="M0 143c164 163 321 281 521 394 179 101 339 167 536 222v-154c-188-52-342-113-514-206-208-113-372-233-543-399z">
            <text:p/>
          </draw:path>
          <draw:path draw:style-name="gr14" draw:text-style-name="P2" draw:layer="layout" svg:width="1.056cm" svg:height="0.758cm" svg:x="4.124cm" svg:y="3.545cm" svg:viewBox="0 0 1057 759" svg:d="M0 143c164 163 321 281 521 394 179 101 339 167 536 222v-154c-188-52-342-113-514-206-208-113-372-233-543-399z">
            <text:p/>
          </draw:path>
        </draw:g>
        <draw:polyline draw:style-name="gr10" draw:text-style-name="P2" draw:layer="layout" svg:width="0.931cm" svg:height="1.261cm" svg:x="4.862cm" svg:y="2.423cm" svg:viewBox="0 0 932 1262" draw:points="217,0 0,726 932,1262">
          <text:p/>
        </draw:polyline>
        <draw:polyline draw:style-name="gr14" draw:text-style-name="P2" draw:layer="layout" svg:width="0.453cm" svg:height="0.353cm" svg:x="5.239cm" svg:y="3.914cm" svg:viewBox="0 0 454 354" draw:points="454,0 0,263 0,354">
          <text:p/>
        </draw:polyline>
        <draw:g>
          <draw:path draw:style-name="gr15" draw:text-style-name="P8" draw:layer="layout" svg:width="1.115cm" svg:height="1.261cm" svg:x="4.891cm" svg:y="2.423cm" svg:viewBox="0 0 1116 1262" svg:d="M0 718l209-706-21-12c35 20 65 36 100 56 293 165 539 308 828 480l-214 726 5-20c-322-179-591-335-907-524z">
            <text:p/>
          </draw:path>
          <draw:path draw:style-name="gr14" draw:text-style-name="P2" draw:layer="layout" svg:width="1.115cm" svg:height="1.261cm" svg:x="4.891cm" svg:y="2.423cm" svg:viewBox="0 0 1116 1262" svg:d="M0 718l209-706-21-12c35 20 65 36 100 56 293 165 539 308 828 480l-214 726 5-20c-322-179-591-335-907-524z">
            <text:p/>
          </draw:path>
        </draw:g>
        <draw:g>
          <draw:path draw:style-name="gr1" draw:text-style-name="P1" draw:layer="layout" svg:width="1.437cm" svg:height="0.83cm" svg:x="4.272cm" svg:y="3.235cm" svg:viewBox="0 0 1438 831" svg:d="M0 283l94 55 89-51-94-55zM133 205l95 56 89-51-95-56zM267 128l95 55 89-52-95-54zM400 51l95 55 89-52-94-54zM543 133l94 55 90-52-95-54zM685 216l95 55 89-52-94-55zM828 298l94 55 90-52-95-54zM1112 462l95 55 89-52-95-54zM1254 544l95 55 89-52-95-54zM1120 621l95 56 89-51-95-56zM978 539l95 55 89-51-95-55zM970 380l95 55 89-52-95-54zM836 457l95 55 89-51-95-55zM693 375l96 55 89-52-95-54zM551 293l95 55 90-52-96-54zM409 211l95 55 89-52-95-55zM275 288l95 55 89-51-95-55zM417 370l95 55 89-51-95-55zM559 452l95 55 90-51-95-55zM702 534l95 55 89-51-94-55zM845 616l94 56 89-52-94-55zM987 700l94 54 90-51-95-55zM853 777l95 54 89-51-95-55zM710 695l96 54 89-51-95-55zM284 448l379 219 90-52-380-219zM142 365l94 55 89-51-94-55z">
            <text:p/>
          </draw:path>
          <draw:frame draw:style-name="gr16" draw:text-style-name="P2" draw:layer="layout" svg:width="1.437cm" svg:height="1.227cm" svg:x="4.272cm" svg:y="3.037cm">
            <draw:text-box>
              <text:p/>
            </draw:text-box>
          </draw:frame>
        </draw:g>
        <draw:g>
          <draw:path draw:style-name="gr17" draw:text-style-name="P9" draw:layer="layout" svg:width="1.437cm" svg:height="0.799cm" svg:x="4.272cm" svg:y="3.286cm" svg:viewBox="0 0 1438 800" svg:d="M400 20l95 55v-21l-95-54zM543 102l94 55v-21l-94-54zM685 184l95 56v-21l-95-55zM828 267l94 55v-21l-94-54zM970 349l95 55v-21l-95-54zM1112 431l95 55v-21l-95-54zM495 54v21l89-52v-20zM637 136v21l90-52v-20zM780 219v21l89-53v-20zM922 301v21l90-52v-20zM1065 383v21l89-52v-20zM1207 465v21l89-52v-20zM1254 513l95 55v-21l-95-54zM1349 547v21l89-52v-20zM267 97l95 55v-21l-95-54zM409 179l95 56v-21l-95-55zM551 262l95 55v-21l-95-54zM693 344l96 55v-21l-96-54zM836 426l95 55v-20l-95-55zM978 508l95 55v-20l-95-55zM362 131v21l89-52v-20zM504 214v21l89-53v-20zM646 296v21l90-52v-20zM789 378v21l89-51v-21zM931 461v20l89-51v-21zM1073 543v20l89-51v-21zM1120 590l95 56v-20l-95-56zM1215 626v20l89-52v-21zM133 174l95 56v-20l-95-56zM275 257l95 55v-20l-95-55zM417 339l95 55v-20l-95-55zM559 421l95 55v-20l-95-55zM702 503l95 55v-20l-95-55zM845 586l94 55v-20l-94-56zM228 210v20l89-52v-21zM370 292v20l89-51v-21zM512 374v20l89-51v-21zM654 456v20l90-51v-21zM797 538v20l89-51v-21zM939 621v20l89-52v-21zM987 669l94 54v-20l-94-55zM1081 703v20l90-51v-21zM0 252l94 55v-20l-94-55zM142 335l94 54v-20l-94-55zM284 417l379 219v-20l-379-220zM710 664l96 54v-20l-96-55zM94 287v20l89-51v-21zM236 369v20l89-51v-21zM663 616v20l90-52v-21zM806 698v20l89-51v-21zM853 746l95 54v-20l-95-55zM948 780v20l89-51v-21z">
            <text:p/>
          </draw:path>
          <draw:frame draw:style-name="gr18" draw:text-style-name="P2" draw:layer="layout" svg:width="1.437cm" svg:height="1.227cm" svg:x="4.272cm" svg:y="3.072cm">
            <draw:text-box>
              <text:p/>
            </draw:text-box>
          </draw:frame>
        </draw:g>
        <draw:path draw:style-name="gr19" draw:text-style-name="P2" draw:layer="layout" svg:width="2.05cm" svg:height="1.98cm" svg:x="4.124cm" svg:y="2.324cm" svg:viewBox="0 0 2051 1981" svg:d="M1056 1981l708-410 287-964-1052-607h-90l-249 840-660 382v143c165 162 322 280 522 393 178 100 338 167 534 223z">
          <text:p/>
        </draw:path>
        <draw:g>
          <draw:path draw:style-name="gr7" draw:text-style-name="P4" draw:layer="layout" svg:width="2.654cm" svg:height="2.653cm" svg:x="9.493cm" svg:y="6.895cm" svg:viewBox="0 0 2655 2654" svg:d="M2655 796c0-146-56-271-178-398s-274-218-486-291c-211-74-419-107-664-107-244 0-452 33-663 107-212 73-364 164-486 291s-178 252-178 398v1062c0 146 56 271 178 398s274 218 486 291c211 74 419 107 664 107 244 0 452-33 663-107 212-73 364-164 486-291s178-252 178-398z">
            <text:p/>
          </draw:path>
          <draw:path draw:style-name="gr8" draw:text-style-name="P2" draw:layer="layout" svg:width="2.654cm" svg:height="2.653cm" svg:x="9.493cm" svg:y="6.895cm" svg:viewBox="0 0 2655 2654" svg:d="M2655 796c0-146-56-271-178-398s-274-218-486-291c-211-74-419-107-664-107-244 0-452 33-663 107-212 73-364 164-486 291s-178 252-178 398v1062c0 146 56 271 178 398s274 218 486 291c211 74 419 107 664 107 244 0 452-33 663-107 212-73 364-164 486-291s178-252 178-398z">
            <text:p/>
          </draw:path>
        </draw:g>
        <draw:g>
          <draw:path draw:style-name="gr20" draw:text-style-name="P10" draw:layer="layout" svg:width="2.654cm" svg:height="1.593cm" svg:x="9.493cm" svg:y="6.895cm" svg:viewBox="0 0 2655 1594" svg:d="M2655 797c0 147-56 271-178 398-122 128-274 219-486 292-211 74-419 107-663 107-245 0-453-33-664-107-212-73-364-164-486-291-122-128-178-252-178-399s56-271 178-398c122-128 274-219 486-292 211-74 419-107 664-107 244 0 452 33 663 107 212 73 364 164 486 291 122 128 178 252 178 399z">
            <text:p/>
          </draw:path>
          <draw:path draw:style-name="gr10" draw:text-style-name="P2" draw:layer="layout" svg:width="2.654cm" svg:height="1.593cm" svg:x="9.493cm" svg:y="6.895cm" svg:viewBox="0 0 2655 1594" svg:d="M2655 797c0 147-56 271-178 398-122 128-274 219-486 292-211 74-419 107-663 107-245 0-453-33-664-107-212-73-364-164-486-291-122-128-178-252-178-399s56-271 178-398c122-128 274-219 486-292 211-74 419-107 664-107 244 0 452 33 663 107 212 73 364 164 486 291 122 128 178 252 178 399z">
            <text:p/>
          </draw:path>
        </draw:g>
        <draw:g>
          <draw:path draw:style-name="gr21" draw:text-style-name="P11" draw:layer="layout" svg:width="2.654cm" svg:height="1.858cm" svg:x="9.493cm" svg:y="7.691cm" svg:viewBox="0 0 2655 1859" svg:d="M0 0v1062c0 147 56 272 178 399s274 218 486 291c211 74 419 107 664 107 244 0 452-33 663-107 212-73 364-164 486-291s178-252 178-399v-1062c0 147-56 271-178 398s-274 219-486 292c-211 73-419 107-663 107-245 0-453-34-664-107-212-73-364-165-486-292s-178-251-178-398z">
            <text:p/>
          </draw:path>
          <draw:path draw:style-name="gr14" draw:text-style-name="P2" draw:layer="layout" svg:width="2.654cm" svg:height="1.858cm" svg:x="9.493cm" svg:y="7.691cm" svg:viewBox="0 0 2655 1859" svg:d="M0 0v1062c0 147 56 272 178 399s274 218 486 291c211 74 419 107 664 107 244 0 452-33 663-107 212-73 364-164 486-291s178-252 178-399v-1062c0 147-56 271-178 398s-274 219-486 292c-211 73-419 107-663 107-245 0-453-34-664-107-212-73-364-165-486-292s-178-251-178-398z">
            <text:p/>
          </draw:path>
        </draw:g>
        <draw:path draw:style-name="gr19" draw:text-style-name="P2" draw:layer="layout" svg:width="2.654cm" svg:height="2.653cm" svg:x="9.493cm" svg:y="6.895cm" svg:viewBox="0 0 2655 2654" svg:d="M2655 796c0-146-56-271-178-398s-274-218-486-291c-211-74-419-107-664-107-244 0-452 33-663 107-212 73-364 164-486 291s-178 252-178 398v1062c0 146 56 271 178 398s274 218 486 291c211 74 419 107 664 107 244 0 452-33 663-107 212-73 364-164 486-291s178-252 178-398z">
          <text:p/>
        </draw:path>
        <draw:polygon draw:style-name="gr22" draw:text-style-name="P2" draw:layer="layout" svg:width="0cm" svg:height="0cm" svg:x="10.82cm" svg:y="8.222cm" svg:viewBox="0 0 0 0" draw:points="0,0">
          <text:p/>
        </draw:polygon>
        <draw:g>
          <draw:g>
            <draw:polygon draw:style-name="gr1" draw:text-style-name="P1" draw:layer="layout" svg:width="5.563cm" svg:height="3.044cm" svg:x="14.469cm" svg:y="6.7cm" svg:viewBox="0 0 5564 3045" draw:points="0,3045 5564,3045 5564,0 0,0">
              <text:p/>
            </draw:polygon>
            <draw:polygon draw:style-name="gr2" draw:text-style-name="P2" draw:layer="layout" svg:width="5.563cm" svg:height="3.044cm" svg:x="14.469cm" svg:y="6.7cm" svg:viewBox="0 0 5564 3045" draw:points="0,3045 5564,3045 5564,0 0,0">
              <text:p/>
            </draw:polygon>
          </draw:g>
          <draw:frame draw:style-name="gr23" draw:text-style-name="P2" draw:layer="layout" svg:width="5.563cm" svg:height="3.044cm" svg:x="14.469cm" svg:y="6.7cm">
            <draw:text-box>
              <text:p text:style-name="P3"><text:span text:style-name="T1">Модуль сбора данных из социальных сетей</text:span></text:p>
            </draw:text-box>
          </draw:frame>
        </draw:g>
        <draw:frame draw:style-name="gr24" draw:text-style-name="P2" draw:layer="layout" svg:width="4cm" svg:height="1.3cm" svg:x="9cm" svg:y="5.7cm">
          <draw:text-box>
            <text:p text:style-name="P3"><text:span text:style-name="T1">База данных</text:span></text:p>
          </draw:text-box>
        </draw:frame>
        <draw:g>
          <draw:g>
            <draw:polygon draw:style-name="gr1" draw:text-style-name="P1" draw:layer="layout" svg:width="5.5cm" svg:height="3.216cm" svg:x="14.5cm" svg:y="11.092cm" svg:viewBox="0 0 5501 3217" draw:points="0,3217 5501,3217 5501,0 0,0">
              <text:p/>
            </draw:polygon>
            <draw:polygon draw:style-name="gr2" draw:text-style-name="P2" draw:layer="layout" svg:width="5.5cm" svg:height="3.216cm" svg:x="14.5cm" svg:y="11.092cm" svg:viewBox="0 0 5501 3217" draw:points="0,3217 5501,3217 5501,0 0,0">
              <text:p/>
            </draw:polygon>
          </draw:g>
          <draw:frame draw:style-name="gr25" draw:text-style-name="P2" draw:layer="layout" svg:width="5.5cm" svg:height="3.216cm" svg:x="14.5cm" svg:y="11.092cm">
            <draw:text-box>
              <text:p text:style-name="P3"><text:span text:style-name="T1">Модуль обработки данных</text:span></text:p>
            </draw:text-box>
          </draw:frame>
        </draw:g>
        <draw:line draw:style-name="gr26" draw:text-style-name="P2" draw:layer="layout" svg:x1="8.39cm" svg:y1="12.7cm" svg:x2="6.999cm" svg:y2="12.7cm">
          <text:p/>
        </draw:line>
        <draw:line draw:style-name="gr26" draw:text-style-name="P2" draw:layer="layout" svg:x1="4.499cm" svg:y1="9.722cm" svg:x2="4.499cm" svg:y2="11.125cm">
          <text:p/>
        </draw:line>
        <draw:polyline draw:style-name="gr26" draw:text-style-name="P2" draw:layer="layout" svg:width="12.751cm" svg:height="1.122cm" svg:x="4.499cm" svg:y="5.6cm" svg:viewBox="0 0 12752 1123" draw:points="0,1123 0,0 12752,0 12752,1101">
          <text:p/>
        </draw:polyline>
        <draw:line draw:style-name="gr26" draw:text-style-name="P2" draw:layer="layout" svg:x1="17.25cm" svg:y1="9.744cm" svg:x2="17.25cm" svg:y2="11.092cm">
          <text:p/>
        </draw:line>
        <draw:polyline draw:style-name="gr26" draw:text-style-name="P2" draw:layer="layout" svg:width="0.028cm" svg:height="1.483cm" svg:x="10.82cm" svg:y="9.617cm" svg:viewBox="0 0 29 1484" draw:points="0,1484 0,1008 29,1008 29,0">
          <text:p/>
        </draw:polyline>
        <draw:line draw:style-name="gr26" draw:text-style-name="P2" draw:layer="layout" svg:x1="14.5cm" svg:y1="12.7cm" svg:x2="13.25cm" svg:y2="12.7cm">
          <text:p/>
        </draw:line>
        <draw:line draw:style-name="gr26" draw:text-style-name="P2" draw:layer="layout" svg:x1="14.469cm" svg:y1="8.222cm" svg:x2="12.242cm" svg:y2="8.222cm">
          <text:p/>
        </draw:line>
        <draw:line draw:style-name="gr27" draw:text-style-name="P2" draw:layer="layout" svg:x1="11cm" svg:y1="4.771cm" svg:x2="11cm" svg:y2="5.599cm">
          <text:p/>
        </draw:line>
        <draw:line draw:style-name="gr26" draw:text-style-name="P2" draw:layer="layout" svg:x1="9.4cm" svg:y1="8.2cm" svg:x2="7.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0" draw:display-name="Gradient_0" draw:style="linear" draw:start-color="#ffffff" draw:end-color="#ffffff" draw:start-intensity="100%" draw:end-intensity="100%" draw:angle="2250" draw:border="0%"/>
    <draw:gradient draw:name="Gradient_5f_1" draw:display-name="Gradient_1" draw:style="linear" draw:start-color="#ffffff" draw:end-color="#ffffff" draw:start-intensity="100%" draw:end-intensity="100%" draw:angle="0" draw:border="0%"/>
    <draw:gradient draw:name="Gradient_5f_2" draw:display-name="Gradient_2" draw:style="linear" draw:start-color="#ffffff" draw:end-color="#ffffff" draw:start-intensity="100%" draw:end-intensity="100%" draw:angle="1350" draw:border="0%"/>
    <draw:gradient draw:name="Gradient_5f_3" draw:display-name="Gradient_3" draw:style="rectangular" draw:cx="50%" draw:cy="50%" draw:start-color="#c6d1e3" draw:end-color="#ffffff" draw:start-intensity="100%" draw:end-intensity="100%" draw:angle="0" draw:border="0%"/>
    <draw:gradient draw:name="Gradient_5f_4" draw:display-name="Gradient_4" draw:style="linear" draw:start-color="#dfdfdf" draw:end-color="#ffffff" draw:start-intensity="100%" draw:end-intensity="100%" draw:angle="0" draw:border="0%"/>
    <draw:gradient draw:name="Gradient_5f_5" draw:display-name="Gradient_5" draw:style="axial" draw:start-color="#ffffff" draw:end-color="#c0c0c0" draw:start-intensity="100%" draw:end-intensity="100%" draw:angle="900" draw:border="0%"/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4T18:37:15.361545275</dc:date>
    <meta:editing-duration>PT1H25M40S</meta:editing-duration>
    <meta:editing-cycles>2</meta:editing-cycles>
    <meta:generator>LibreOffice/4.4.6.3$Linux_X86_64 LibreOffice_project/40m0$Build-3</meta:generator>
    <meta:document-statistic meta:object-count="86"/>
  </office:meta>
</office:document-meta>
</file>